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fo:line-height="150%"/>
    </style:style>
    <style:style style:name="P5" style:parent-style-name="Standard" style:family="paragraph">
      <style:paragraph-properties fo:line-height="150%"/>
    </style:style>
    <style:style style:name="P6" style:parent-style-name="Standard" style:family="paragraph">
      <style:paragraph-properties fo:line-height="150%"/>
    </style:style>
    <style:style style:name="P7" style:parent-style-name="Standard" style:family="paragraph">
      <style:paragraph-properties fo:line-height="150%"/>
    </style:style>
    <style:style style:name="P8" style:parent-style-name="Standard" style:family="paragraph">
      <style:paragraph-properties fo:line-height="150%"/>
    </style:style>
    <style:style style:name="P9" style:parent-style-name="Standard" style:family="paragraph">
      <style:paragraph-properties fo:line-height="150%"/>
    </style:style>
    <style:style style:name="P10" style:parent-style-name="Standard" style:family="paragraph">
      <style:paragraph-properties fo:line-height="150%"/>
    </style:style>
    <style:style style:name="P11" style:parent-style-name="Standard" style:family="paragraph">
      <style:paragraph-properties fo:line-height="150%"/>
    </style:style>
    <style:style style:name="P12" style:parent-style-name="Standard" style:family="paragraph">
      <style:paragraph-properties fo:line-height="150%"/>
    </style:style>
    <style:style style:name="P13" style:parent-style-name="Standard" style:family="paragraph">
      <style:paragraph-properties fo:line-height="150%"/>
    </style:style>
    <style:style style:name="P14" style:parent-style-name="Standard" style:family="paragraph">
      <style:paragraph-properties fo:line-height="150%"/>
    </style:style>
    <style:style style:name="P15" style:parent-style-name="Standard" style:family="paragraph">
      <style:paragraph-properties fo:line-height="150%"/>
    </style:style>
    <style:style style:name="P16" style:parent-style-name="Standard" style:family="paragraph">
      <style:paragraph-properties fo:line-height="150%"/>
    </style:style>
    <style:style style:name="P17" style:parent-style-name="Standard" style:family="paragraph">
      <style:paragraph-properties fo:line-height="150%"/>
    </style:style>
    <style:style style:name="P18" style:parent-style-name="Standard" style:family="paragraph">
      <style:paragraph-properties fo:line-height="150%"/>
    </style:style>
    <style:style style:name="P19" style:parent-style-name="Standard" style:family="paragraph">
      <style:paragraph-properties fo:line-height="150%"/>
    </style:style>
    <style:style style:name="P20" style:parent-style-name="Standard" style:family="paragraph">
      <style:paragraph-properties fo:line-height="150%"/>
    </style:style>
    <style:style style:name="P21" style:parent-style-name="Standard" style:family="paragraph">
      <style:paragraph-properties fo:line-height="150%"/>
    </style:style>
    <style:style style:name="P22" style:parent-style-name="Standard" style:family="paragraph">
      <style:paragraph-properties fo:line-height="150%"/>
    </style:style>
    <style:style style:name="P23" style:parent-style-name="Standard" style:family="paragraph">
      <style:paragraph-properties fo:line-height="150%"/>
    </style:style>
    <style:style style:name="P24" style:parent-style-name="Standard" style:family="paragraph">
      <style:paragraph-properties fo:line-height="150%"/>
    </style:style>
    <style:style style:name="P25" style:parent-style-name="Standard" style:family="paragraph">
      <style:paragraph-properties fo:line-height="150%"/>
    </style:style>
    <style:style style:name="P26" style:parent-style-name="Standard" style:family="paragraph">
      <style:paragraph-properties fo:line-height="150%"/>
    </style:style>
    <style:style style:name="P27" style:parent-style-name="Standard" style:family="paragraph">
      <style:paragraph-properties fo:line-height="150%"/>
    </style:style>
    <style:style style:name="P28" style:parent-style-name="Standard" style:family="paragraph">
      <style:paragraph-properties fo:line-height="150%"/>
    </style:style>
    <style:style style:name="P29" style:parent-style-name="Standard" style:family="paragraph">
      <style:paragraph-properties fo:line-height="150%"/>
    </style:style>
    <style:style style:name="P30" style:parent-style-name="Standard" style:family="paragraph">
      <style:paragraph-properties fo:line-height="150%"/>
    </style:style>
    <style:style style:name="P31" style:parent-style-name="Standard" style:family="paragraph">
      <style:paragraph-properties fo:line-height="150%"/>
    </style:style>
    <style:style style:name="P32" style:parent-style-name="Standard" style:family="paragraph">
      <style:paragraph-properties fo:line-height="150%"/>
    </style:style>
    <style:style style:name="P33" style:parent-style-name="Standard" style:family="paragraph">
      <style:paragraph-properties fo:line-height="150%"/>
    </style:style>
    <style:style style:name="P34" style:parent-style-name="Standard" style:family="paragraph">
      <style:paragraph-properties fo:line-height="150%"/>
    </style:style>
    <style:style style:name="P35" style:parent-style-name="Standard" style:family="paragraph">
      <style:paragraph-properties fo:line-height="150%"/>
    </style:style>
    <style:style style:name="P36" style:parent-style-name="Standard" style:family="paragraph">
      <style:paragraph-properties fo:line-height="150%"/>
    </style:style>
    <style:style style:name="P37" style:parent-style-name="Standard" style:family="paragraph">
      <style:paragraph-properties fo:line-height="150%"/>
    </style:style>
    <style:style style:name="P38" style:parent-style-name="Standard" style:family="paragraph">
      <style:paragraph-properties fo:line-height="150%"/>
    </style:style>
    <style:style style:name="P39" style:parent-style-name="Standard" style:family="paragraph">
      <style:paragraph-properties fo:line-height="150%"/>
    </style:style>
    <style:style style:name="P40" style:parent-style-name="Standard" style:family="paragraph">
      <style:paragraph-properties fo:line-height="150%"/>
    </style:style>
    <style:style style:name="P41" style:parent-style-name="Standard" style:family="paragraph">
      <style:paragraph-properties fo:line-height="150%"/>
    </style:style>
    <style:style style:name="P42" style:parent-style-name="Standard" style:family="paragraph">
      <style:paragraph-properties fo:line-height="150%"/>
    </style:style>
    <style:style style:name="P43" style:parent-style-name="Standard" style:family="paragraph">
      <style:paragraph-properties fo:line-height="150%"/>
    </style:style>
    <style:style style:name="P44" style:parent-style-name="Standard" style:family="paragraph">
      <style:paragraph-properties fo:line-height="150%"/>
    </style:style>
    <style:style style:name="P45" style:parent-style-name="Standard" style:family="paragraph">
      <style:paragraph-properties fo:line-height="150%"/>
    </style:style>
    <style:style style:name="P46" style:parent-style-name="Standard" style:family="paragraph">
      <style:paragraph-properties fo:line-height="150%"/>
    </style:style>
    <style:style style:name="P47" style:parent-style-name="Standard" style:family="paragraph">
      <style:paragraph-properties fo:line-height="150%"/>
    </style:style>
    <style:style style:name="P48" style:parent-style-name="Standard" style:family="paragraph">
      <style:paragraph-properties fo:line-height="150%"/>
    </style:style>
    <style:style style:name="P49" style:parent-style-name="Standard" style:family="paragraph">
      <style:paragraph-properties fo:line-height="150%"/>
    </style:style>
    <style:style style:name="P50" style:parent-style-name="Standard" style:family="paragraph">
      <style:paragraph-properties fo:line-height="150%"/>
    </style:style>
    <style:style style:name="P51" style:parent-style-name="Standard" style:family="paragraph">
      <style:paragraph-properties fo:line-height="150%"/>
    </style:style>
    <style:style style:name="P52" style:parent-style-name="Standard" style:family="paragraph">
      <style:paragraph-properties fo:line-height="150%"/>
    </style:style>
    <style:style style:name="P53" style:parent-style-name="Standard" style:family="paragraph">
      <style:paragraph-properties fo:line-height="150%"/>
    </style:style>
    <style:style style:name="P54" style:parent-style-name="Standard" style:family="paragraph">
      <style:paragraph-properties fo:line-height="150%"/>
    </style:style>
    <style:style style:name="P55" style:parent-style-name="Standard" style:family="paragraph">
      <style:paragraph-properties fo:line-height="150%"/>
    </style:style>
    <style:style style:name="P56" style:parent-style-name="Standard" style:family="paragraph">
      <style:paragraph-properties fo:line-height="150%"/>
    </style:style>
    <style:style style:name="P57" style:parent-style-name="Standard" style:family="paragraph">
      <style:paragraph-properties fo:line-height="150%"/>
    </style:style>
    <style:style style:name="P58" style:parent-style-name="Standard" style:family="paragraph">
      <style:paragraph-properties fo:line-height="150%"/>
    </style:style>
  </office:automatic-styles>
  <office:body>
    <office:text text:use-soft-page-breaks="true">
      <text:p text:style-name="P1">Scapegoat Tree</text:p>
      <text:p text:style-name="P2">By: Dylan Louge and Maxwell Ross Morin</text:p>
      <text:p text:style-name="P3"/>
      <text:p text:style-name="P4"/>
      <text:p text:style-name="P5"><text:tab/>The Scapegoat Tree is a self-balancing binary search tree that provides a worst-case O(log n) lookup or search time as well as a O(log n) amortized insertion and<text:s/>deletion time. It is possible to implement a Scapegoat Tree using functionality mostly reused from a binary search tree. In our implementation we actually built a binary search tree first. For example insertion into a Scapegoat tree uses a similar method as an unbalanced search tree to do its insertion algorithm, except that it records the depth of the new node.</text:p>
      <text:p text:style-name="P6"><text:tab/>In our implementation we built a Binary Search Tree first, and that was version 1.0 of our project. Then we used the binary search tree functions<text:s/>to build on top of because we knew it was possible to implement a scapegoat tree through the use of Binary Search Tree functions that we could hopefully easily build upon.</text:p>
      <text:p text:style-name="P7"><text:tab/>The Scapegoat Trees main advantage is its amortized times and its truly balanced nature. The tree provides stable running times for all of its functions with insert, delete and search all running at O(log n). The amortized times though do not guarantee that every deletion is going to be O(log n) but instead in cases where the tree has to<text:s/>rebuild from a specific point, the running time could be Θ(n) time in the worst case although this is actually a rare occurrence.</text:p>
      <text:p text:style-name="P8"><text:tab/>The advantage though of the Scapegoat tree is that we do not need to rebuild the whole tree in order to remain perfectly balanced. Scapegoat trees uses partial rebuilding and saves us a lot of operating time, keeping the tree balanced while also keeping running times down. When a new node is added into the tree we check if that subtree has become too unbalanced and we rebuild the tree from the inserted node down, partially rebuilding a section of the tree and turning that subtree into a balanced subtree. This partial rebuilding keeps the entire tree balanced enough to remain relatively quick but also balanced enough so the height of the tree remains somewhat small.</text:p>
      <text:p text:style-name="P9"><text:tab/>The Scapegoat although still boasting an amortized O(log n) running time for deletion doesn't use the partial rebuilding method and instead still makes use of a global rebuild of the entire tree. This rebuild of the tree will cost O(n) but just as the adding function doesn't need to be rebuild every time that a deletion is performed, therefore giving deletion an amortized O(log n) running time with a worse case of O(n) or O(log n) + O(n).</text:p>
      <text:p text:style-name="P10"/>
      <text:p text:style-name="P11"/>
      <text:p text:style-name="P12"/>
      <text:p text:style-name="P13"/>
      <text:p text:style-name="P14">INSERTION COST:</text:p>
      <text:p text:style-name="P15">Define the<text:s/>Imbalance of a node v to be the absolute value of the difference in size between its left node and<text:s/></text:p>
      <text:p text:style-name="P16">right node minus 1, or 0, whichever is greater. In other words:</text:p>
      <text:p text:style-name="P17"/>
      <text:p text:style-name="P18">I(v) = max(|left(v) - right(v)| - 1, 0) \<text:s/></text:p>
      <text:p text:style-name="P19"/>
      <text:p text:style-name="P20">Immediately after rebuilding a subtree rooted<text:s/>at v, I(v) = 0.</text:p>
      <text:p text:style-name="P21"/>
      <text:p text:style-name="P22">Lemma: Immediately before rebuilding the subtree rooted at v,</text:p>
      <text:p text:style-name="P23">I(v) = \Omega (|v|) \<text:s/></text:p>
      <text:p text:style-name="P24"><text:s/>(\Omega \ <text:s/>is Big O Notation.)</text:p>
      <text:p text:style-name="P25"/>
      <text:p text:style-name="P26">Proof of lemma:</text:p>
      <text:p text:style-name="P27"/>
      <text:p text:style-name="P28">Let v_0 be the root of a subtree immediately after rebuilding. h(v_0) = log(|v_0| + 1) \ .<text:s/></text:p>
      <text:p text:style-name="P29">If there are<text:s/>\Omega (|v_0|) degenerate insertions (that is, where each inserted node increases the height by 1),</text:p>
      <text:p text:style-name="P30">then</text:p>
      <text:p text:style-name="P31">I(v) = \Omega (|v_0|) \ ,</text:p>
      <text:p text:style-name="P32">h(v) = h(v_0) + \Omega (|v_0|) \ <text:s/>and</text:p>
      <text:p text:style-name="P33">log(|v|) \le log(|v_0| + 1) + 1 \ .</text:p>
      <text:p text:style-name="P34"/>
      <text:p text:style-name="P35">Since I(v) = \Omega (|v|) before rebuilding, there were \Omega (|v|) insertions into the subtree rooted at v that<text:s/></text:p>
      <text:p text:style-name="P36">did not result in rebuilding. Each of these insertions can be performed in O(log n) time. The final insertion that<text:s/></text:p>
      <text:p text:style-name="P37">causes rebuilding costs O(|v|). Using aggregate analysis it becomes clear<text:s/>that the amortized cost of an insertion<text:s/></text:p>
      <text:p text:style-name="P38">is O(log n):</text:p>
      <text:p text:style-name="P39"/>
      <text:p text:style-name="P40">{\Omega (|v|) O(\log{n}) + O(|v|) \over \Omega (|v|)} = O(\log{n}) \<text:s/></text:p>
      <text:p text:style-name="P41"/>
      <text:p text:style-name="P42">DELETION COST:</text:p>
      <text:p text:style-name="P43">Suppose the scapegoat tree has n elements and has just been rebuilt (in other words, it is a complete binary tree).<text:s/></text:p>
      <text:p text:style-name="P44">At most n/2 - 1 deletions can be performed before the tree must be rebuilt.<text:s/></text:p>
      <text:p text:style-name="P45">Each of these deletions take O(\log{n}) time (the amount of time to search for the element and flag it as deleted).<text:s/></text:p>
      <text:p text:style-name="P46">The n/2 deletion causes the tree to be rebuilt and takes O(\log{n}) + O(n) (or just O(n)) time.<text:s/></text:p>
      <text:p text:style-name="P47">Using aggregate analysis it becomes clear that the amortized cost of a deletion is O(\log{n}):</text:p>
      <text:p text:style-name="P48"/>
      <text:p text:style-name="P49">{\sum_{1}^{{n \over 2}} O(\log{n}) + O(n) \over {n \over 2}} = {{n \over 2}O(\log{n}) + O(n) \over {n \over 2}} = O(\log{n}) \<text:s/></text:p>
      <text:p text:style-name="P50"/>
      <text:p text:style-name="P51">SEARCH COST:</text:p>
      <text:p text:style-name="P52">Lookup is not modified from a standard binary search tree, and has a worst-case time of O(log n).<text:s/></text:p>
      <text:p text:style-name="P53">This is in contrast to splay trees which have a worst-case time of O(n).<text:s/></text:p>
      <text:p text:style-name="P54">The reduced node memory overhead compared to other<text:s/>self-balancing binary search trees can further improve locality of reference and caching.</text:p>
      <text:p text:style-name="P55"/>
      <text:p text:style-name="P56"/>
      <text:p text:style-name="P57">The reason why we choose a ScapeGoat Tree is because it is a tree we have not covered, and because it is a well balanced tree. It is based off of a Binary Search Tree and offers O(log n) for insertion, deletion, and search. Here are proofs deminstrating that. These examples derrived from http://en.wikipedia.org/wiki/Scapegoat_tree</text:p>
      <text:p text:style-name="P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well Morin</dc:creator>
    <meta:creation-date>2013-12-12T09:01:00Z</meta:creation-date>
    <dc:date>2013-12-12T19:31:00Z</dc:date>
    <meta:template xlink:href="Normal" xlink:type="simple"/>
    <meta:editing-cycles>68</meta:editing-cycles>
    <meta:editing-duration>PT4500S</meta:editing-duration>
    <meta:document-statistic meta:page-count="3" meta:paragraph-count="9" meta:word-count="743" meta:character-count="4975" meta:row-count="35" meta:non-whitespace-character-count="4241"/>
  </office:meta>
</office:document-meta>
</file>